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505" officeooo:paragraph-rsid="00056505"/>
    </style:style>
    <style:style style:name="P2" style:family="paragraph" style:parent-style-name="Standard">
      <style:text-properties fo:font-variant="normal" fo:text-transform="none" fo:color="#e83e8c" style:font-name="SFMono-Regular" fo:font-size="10.5pt" fo:letter-spacing="normal" fo:font-style="normal" fo:font-weight="normal" officeooo:rsid="00056505" officeooo:paragraph-rsid="00056505"/>
    </style:style>
    <style:style style:name="P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056505" officeooo:paragraph-rsid="00056505"/>
    </style:style>
    <style:style style:name="P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056505" officeooo:paragraph-rsid="0007e02f"/>
    </style:style>
    <style:style style:name="P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056505" officeooo:paragraph-rsid="0008a9d4"/>
    </style:style>
    <style:style style:name="P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0715fe" officeooo:paragraph-rsid="000715fe"/>
    </style:style>
    <style:style style:name="P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07e02f" officeooo:paragraph-rsid="0007e02f"/>
    </style:style>
    <style:style style:name="P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08d3e7" officeooo:paragraph-rsid="0008d3e7"/>
    </style:style>
    <style:style style:name="P9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0c2fa8" officeooo:paragraph-rsid="000c2fa8"/>
    </style:style>
    <style:style style:name="P10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0c2fa8" officeooo:paragraph-rsid="000fa9a3"/>
    </style:style>
    <style:style style:name="P11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0e9938" officeooo:paragraph-rsid="000e9938"/>
    </style:style>
    <style:style style:name="P1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2793f" officeooo:paragraph-rsid="0012793f"/>
    </style:style>
    <style:style style:name="P13" style:family="paragraph" style:parent-style-name="Standard">
      <style:text-properties fo:font-variant="normal" fo:text-transform="none" fo:color="#ff0000" style:font-name="SFMono-Regular" fo:font-size="10.5pt" fo:letter-spacing="normal" fo:font-style="normal" fo:font-weight="normal" officeooo:rsid="00056505" officeooo:paragraph-rsid="0007e02f"/>
    </style:style>
    <style:style style:name="P14" style:family="paragraph" style:parent-style-name="Standard">
      <style:text-properties officeooo:rsid="000715fe" officeooo:paragraph-rsid="000715fe"/>
    </style:style>
    <style:style style:name="P15" style:family="paragraph" style:parent-style-name="Standard">
      <style:text-properties fo:color="#800080" officeooo:rsid="000715fe" officeooo:paragraph-rsid="000715fe"/>
    </style:style>
    <style:style style:name="P16" style:family="paragraph" style:parent-style-name="Standard">
      <style:text-properties officeooo:paragraph-rsid="0008a9d4"/>
    </style:style>
    <style:style style:name="P17" style:family="paragraph" style:parent-style-name="Standard">
      <style:text-properties officeooo:rsid="0008d3e7" officeooo:paragraph-rsid="0008d3e7"/>
    </style:style>
    <style:style style:name="P18" style:family="paragraph" style:parent-style-name="Standard">
      <style:text-properties officeooo:rsid="000fa9a3"/>
    </style:style>
    <style:style style:name="T1" style:family="text">
      <style:text-properties officeooo:rsid="000715fe"/>
    </style:style>
    <style:style style:name="T2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SFMono-Regular" fo:font-size="10.5pt" fo:letter-spacing="normal" fo:font-style="normal" fo:font-weight="normal" officeooo:rsid="000715fe"/>
    </style:style>
    <style:style style:name="T4" style:family="text">
      <style:text-properties fo:font-variant="normal" fo:text-transform="none" fo:color="#000000" style:font-name="SFMono-Regular" fo:font-size="10.5pt" fo:letter-spacing="normal" fo:font-style="normal" fo:font-weight="normal" officeooo:rsid="0008a9d4"/>
    </style:style>
    <style:style style:name="T5" style:family="text">
      <style:text-properties fo:font-variant="normal" fo:text-transform="none" fo:color="#000000" style:font-name="SFMono-Regular" fo:font-size="10.5pt" fo:letter-spacing="normal" fo:font-style="normal" fo:font-weight="bold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800080" style:font-name="SFMono-Regular" fo:font-size="10.5pt" fo:letter-spacing="normal" fo:font-style="normal" fo:font-weight="normal"/>
    </style:style>
    <style:style style:name="T7" style:family="text">
      <style:text-properties fo:font-variant="normal" fo:text-transform="none" fo:color="#800080" style:font-name="SFMono-Regular" fo:font-size="10.5pt" fo:letter-spacing="normal" fo:font-style="normal" fo:font-weight="normal" officeooo:rsid="0007e02f"/>
    </style:style>
    <style:style style:name="T8" style:family="text">
      <style:text-properties fo:font-variant="normal" fo:text-transform="none" fo:color="#800080" style:font-name="SFMono-Regular" fo:font-size="10.5pt" fo:letter-spacing="normal" fo:font-style="normal" fo:font-weight="normal" officeooo:rsid="000715fe"/>
    </style:style>
    <style:style style:name="T9" style:family="text">
      <style:text-properties fo:font-variant="normal" fo:text-transform="none" fo:color="#800080" style:font-name="SFMono-Regular" fo:font-size="10.5pt" fo:letter-spacing="normal" fo:font-style="normal" fo:font-weight="normal" officeooo:rsid="00056505"/>
    </style:style>
    <style:style style:name="T10" style:family="text">
      <style:text-properties fo:font-variant="normal" fo:text-transform="none" fo:color="#800080" style:font-name="SFMono-Regular" fo:font-size="10.5pt" fo:letter-spacing="normal" fo:font-style="normal" fo:font-weight="normal" officeooo:rsid="0008a9d4"/>
    </style:style>
    <style:style style:name="T11" style:family="text">
      <style:text-properties fo:font-variant="normal" fo:text-transform="none" fo:color="#ffaa95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ff0000" style:font-name="SFMono-Regular" fo:font-size="10.5pt" fo:letter-spacing="normal" fo:font-style="normal" fo:font-weight="normal"/>
    </style:style>
    <style:style style:name="T13" style:family="text">
      <style:text-properties officeooo:rsid="0007e02f"/>
    </style:style>
    <style:style style:name="T14" style:family="text">
      <style:text-properties fo:color="#800080"/>
    </style:style>
    <style:style style:name="T15" style:family="text">
      <style:text-properties fo:color="#800080" officeooo:rsid="0007e02f"/>
    </style:style>
    <style:style style:name="T16" style:family="text">
      <style:text-properties fo:color="#800080" officeooo:rsid="000715fe"/>
    </style:style>
    <style:style style:name="T17" style:family="text">
      <style:text-properties fo:color="#800080" officeooo:rsid="00056505"/>
    </style:style>
    <style:style style:name="T18" style:family="text">
      <style:text-properties fo:color="#800080" officeooo:rsid="0008a9d4"/>
    </style:style>
    <style:style style:name="T19" style:family="text">
      <style:text-properties fo:color="#800080" officeooo:rsid="000992ca"/>
    </style:style>
    <style:style style:name="T20" style:family="text">
      <style:text-properties fo:color="#800080" officeooo:rsid="000fa9a3"/>
    </style:style>
    <style:style style:name="T21" style:family="text">
      <style:text-properties fo:color="#ffaa95"/>
    </style:style>
    <style:style style:name="T22" style:family="text">
      <style:text-properties fo:color="#ffaa95" officeooo:rsid="0007e02f"/>
    </style:style>
    <style:style style:name="T23" style:family="text">
      <style:text-properties fo:color="#ffaa95" officeooo:rsid="0008a9d4"/>
    </style:style>
    <style:style style:name="T24" style:family="text">
      <style:text-properties fo:color="#ffaa95" officeooo:rsid="00116500"/>
    </style:style>
    <style:style style:name="T25" style:family="text">
      <style:text-properties officeooo:rsid="0008a9d4"/>
    </style:style>
    <style:style style:name="T26" style:family="text">
      <style:text-properties fo:color="#ff4000"/>
    </style:style>
    <style:style style:name="T27" style:family="text">
      <style:text-properties fo:color="#ff4000" officeooo:rsid="0007e02f"/>
    </style:style>
    <style:style style:name="T28" style:family="text">
      <style:text-properties fo:color="#ff4000" officeooo:rsid="000715fe"/>
    </style:style>
    <style:style style:name="T29" style:family="text">
      <style:text-properties fo:color="#ff4000" officeooo:rsid="0008a9d4"/>
    </style:style>
    <style:style style:name="T30" style:family="text">
      <style:text-properties fo:color="#ff4000" fo:font-weight="bold" style:font-weight-asian="bold" style:font-weight-complex="bold"/>
    </style:style>
    <style:style style:name="T31" style:family="text">
      <style:text-properties fo:color="#ff0000" officeooo:rsid="0008a9d4"/>
    </style:style>
    <style:style style:name="T32" style:family="text">
      <style:text-properties fo:color="#ff0000" officeooo:rsid="0008d3e7"/>
    </style:style>
    <style:style style:name="T33" style:family="text">
      <style:text-properties fo:color="#ff0000" officeooo:rsid="000fa9a3"/>
    </style:style>
    <style:style style:name="T34" style:family="text">
      <style:text-properties fo:color="#ff0000" officeooo:rsid="00116500"/>
    </style:style>
    <style:style style:name="T35" style:family="text">
      <style:text-properties fo:font-weight="bold" fo:background-color="transparent" loext:char-shading-value="0" loext:padding="0.049cm" loext:border="0.06pt solid #e1e5eb"/>
    </style:style>
    <style:style style:name="T36" style:family="text">
      <style:text-properties officeooo:rsid="000992ca"/>
    </style:style>
    <style:style style:name="T37" style:family="text">
      <style:text-properties fo:color="#e83e8c" style:font-name="SFMono-Regular" fo:font-size="10.5pt" fo:background-color="transparent" loext:char-shading-value="0" loext:padding="0.049cm" loext:border="0.06pt solid #e1e5eb"/>
    </style:style>
    <style:style style:name="T38" style:family="text">
      <style:text-properties fo:color="#e83e8c" style:font-name="SFMono-Regular" fo:background-color="transparent" loext:char-shading-value="0" loext:padding="0.049cm" loext:border="0.06pt solid #e1e5eb"/>
    </style:style>
    <style:style style:name="T39" style:family="text">
      <style:text-properties fo:background-color="transparent" loext:char-shading-value="0" loext:padding="0.049cm" loext:border="0.06pt solid #e1e5eb"/>
    </style:style>
    <style:style style:name="T40" style:family="text">
      <style:text-properties officeooo:rsid="000e9938" fo:background-color="transparent" loext:char-shading-value="0" loext:padding="0.049cm" loext:border="0.06pt solid #e1e5eb"/>
    </style:style>
    <style:style style:name="T41" style:family="text">
      <style:text-properties officeooo:rsid="000fa9a3"/>
    </style:style>
    <style:style style:name="T42" style:family="text">
      <style:text-properties officeooo:rsid="00116500"/>
    </style:style>
    <style:style style:name="T43" style:family="text">
      <style:text-properties fo:color="#bf0041"/>
    </style:style>
    <style:style style:name="T44" style:family="text">
      <style:text-properties fo:color="#bf0041" officeooo:rsid="000fa9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: Representação de objetos orientada no HTML, <text:span text:style-name="T1">pode ser modificada pelo javascript</text:span></text:p>
      <text:p text:style-name="P1"/>
      <text:p text:style-name="P15">&lt;script&gt; <text:span text:style-name="T21">Codigo java script</text:span>&lt;/script&gt;</text:p>
      <text:p text:style-name="P14"/>
      <text:p text:style-name="P14">Ou faz com um arquivo externo</text:p>
      <text:p text:style-name="P14"/>
      <text:p text:style-name="P15">&lt;script src = <text:span text:style-name="T21">“nomeArquivoJs.</text:span><text:span text:style-name="T22">js</text:span><text:span text:style-name="T21">”</text:span>&gt; &lt;/script&gt; </text:p>
      <text:p text:style-name="P14"/>
      <text:p text:style-name="P14">O script é carregado em sua posição do html.Por esse motivo, só se adiciona scripts no final do body se for mexer com partes do html.</text:p>
      <text:p text:style-name="P14"/>
      <text:p text:style-name="P14"/>
      <text:p text:style-name="P3"><text:span text:style-name="T15">d</text:span><text:span text:style-name="T16">ocument.</text:span><text:span text:style-name="T14">getElementById</text:span><text:span text:style-name="T16">(“nomeDoId”)</text:span><text:span text:style-name="T1"> : Retorna todo o código daquele ID, pode ser uma div por exemplo. Mas vai retornar o código cru, não o conteúdo.</text:span></text:p>
      <text:p text:style-name="P3"/>
      <text:p text:style-name="P6"><text:span text:style-name="T15">d</text:span><text:span text:style-name="T14">ocument.</text:span><text:span text:style-name="T17">getElementById</text:span><text:span text:style-name="T14">(“nomeDoId”).innerHTML:</text:span> Para retornar o conteúdo. <text:span text:style-name="T13">Por exemplo, retorna o texto cru de um paragrafo. Se tiver em negrito, voltará o &lt;strong&gt;.</text:span></text:p>
      <text:p text:style-name="P6"/>
      <text:p text:style-name="P4"><text:span text:style-name="T15">d</text:span><text:span text:style-name="T16">ocument.</text:span><text:span text:style-name="T14">getElementById</text:span><text:span text:style-name="T16">(“nomeDoId”).</text:span><text:span text:style-name="T15">innerText</text:span><text:span text:style-name="T13">: Recebe apenas o texto do conteúdo, sem tags do HTML.</text:span></text:p>
      <text:p text:style-name="P4"/>
      <text:p text:style-name="P4"/>
      <text:p text:style-name="P7">OBS: Pode-se utilizar esta formatação para alterar o conteúdo de fato da página.</text:p>
      <text:p text:style-name="P7"/>
      <text:p text:style-name="P13"><text:span text:style-name="T1">Document.</text:span>getElementById<text:span text:style-name="T1">(“nomeDoId”).</text:span><text:span text:style-name="T13">innerText = “novo texto desejado”</text:span></text:p>
      <text:p text:style-name="P4"/>
      <text:p text:style-name="P5"><text:span text:style-name="T15">d</text:span><text:span text:style-name="T16">ocument.</text:span><text:span text:style-name="T14">getElement</text:span><text:span text:style-name="T18">s</text:span><text:span text:style-name="T14">By</text:span><text:span text:style-name="T18">ClassName</text:span><text:span text:style-name="T16">(“nomeD</text:span><text:span text:style-name="T18">aClasse</text:span><text:span text:style-name="T16">”)</text:span><text:span text:style-name="T1">: </text:span><text:span text:style-name="T25">Nesse caso, vai retornar todos os valores da CLASSE, por isso ELEMENTS. Não existe a propriedade inner text deste valor. Pode-se usar posição para acessar o primeiro valor com essa classe por exemplo.</text:span></text:p>
      <text:p text:style-name="P5"><text:span text:style-name="T27">d</text:span><text:span text:style-name="T28">ocument.</text:span><text:span text:style-name="T26">getElement</text:span><text:span text:style-name="T29">s</text:span><text:span text:style-name="T26">By</text:span><text:span text:style-name="T29">ClassName</text:span><text:span text:style-name="T28">(“nomeD</text:span><text:span text:style-name="T29">aClasse</text:span><text:span text:style-name="T28">”)</text:span><text:span text:style-name="T29">[1]</text:span><text:span text:style-name="T18">. </text:span><text:span text:style-name="T25">Na posição expecífica existe o </text:span><text:span text:style-name="T23">.innerText</text:span><text:span text:style-name="T25">.</text:span></text:p>
      <text:p text:style-name="P5"/>
      <text:p text:style-name="P16"><text:span text:style-name="T7">d</text:span><text:span text:style-name="T8">ocument.</text:span><text:span text:style-name="T9">getElement</text:span><text:span text:style-name="T10">s</text:span><text:span text:style-name="T9">By</text:span><text:span text:style-name="T10">TagName</text:span><text:span text:style-name="T8">(“nomeD</text:span><text:span text:style-name="T10">aTag</text:span><text:span text:style-name="T8">”)</text:span><text:span text:style-name="T3">:</text:span><text:span text:style-name="T4"> Retorna TODOS os elementos da tag EM LISTA. Pode usar </text:span><text:span text:style-name="T10">(“p”)</text:span><text:span text:style-name="T4"> para paragrafos, </text:span><text:span text:style-name="T10">(“div”)</text:span><text:span text:style-name="T4"> para divs etc. Para acessar cada elemento separado, tem-se que usar a posição assim como classe com </text:span><text:span text:style-name="T10">[n]</text:span><text:span text:style-name="T4">.</text:span></text:p>
      <text:p text:style-name="P16"><text:span text:style-name="T4"/></text:p>
      <text:p text:style-name="P17"><text:span text:style-name="T10">d</text:span><text:span text:style-name="T6">ocument.querrySelector(“nomeDesejado”)</text:span><text:span text:style-name="T2">: É passado um seletor CSS e ele retorna apenas UM elemento, o primeiro selecionado. Ele é mais abrangente, logo, nomeDesejado tem que ser procedido pelo indicador do que se trata. Por exemplo: </text:span><text:span text:style-name="T6">.classe</text:span><text:span text:style-name="T2"> para classes e </text:span><text:span text:style-name="T6">#id</text:span><text:span text:style-name="T2"> para IDS ou </text:span><text:span text:style-name="T6">tag</text:span><text:span text:style-name="T2"> (para tags não precisa especificar. OBS: Irá sempre retornar o PRIMEIRO elemento. Além disso, é possível utilizar os </text:span><text:span text:style-name="T5">seletores de CSS</text:span><text:span text:style-name="T2"> igual usava anteriormente de parentalidade . EX . </text:span><text:span text:style-name="T12">(“.classe p”)</text:span><text:span text:style-name="T2"> Irá selecionar todos os paragrafos que tem a classe </text:span><text:span text:style-name="T11">.classe</text:span><text:span text:style-name="T2">.</text:span></text:p>
      <text:p text:style-name="P5"><text:span text:style-name="T18"/></text:p>
      <text:p text:style-name="P8"><text:span text:style-name="T18">d</text:span><text:span text:style-name="T14">ocument.querrySelectorAll(“nomeDesejado”)</text:span>: Assim como o querrySelector, com um seletor do CSS vai retornar elementos. Mas nesse caso, irá retornar TODOS os elementos daquele seletor CSS <text:span text:style-name="T36">em node list. No node List não irá ter apenas elementos HTML. Para alterar a posição, também pode-se usar .innerText e tem que ESPECIFICAR A POSIÇÃO com </text:span><text:span text:style-name="T19">[n].</text:span></text:p>
      <text:p text:style-name="P8"><text:span text:style-name="T19"/></text:p>
      <text:p text:style-name="P9">OBS: O node list tem propriedades de listas, logo possui <text:span text:style-name="T14">.length</text:span>.</text:p>
      <text:p text:style-name="P9"/>
      <text:p text:style-name="P10"><text:span text:style-name="T14">.</text:span><text:span text:style-name="T20">style</text:span><text:span text:style-name="T41">: também é possível modificar CSS, </text:span><text:span text:style-name="T31">d</text:span><text:span text:style-name="T32">ocument.querrySelector(“.</text:span><text:span text:style-name="T34">classe</text:span><text:span text:style-name="T32">Desejad</text:span><text:span text:style-name="T34">a</text:span><text:span text:style-name="T32">”).</text:span><text:span text:style-name="T33">style.backgroundColor = ‘red’ </text:span><text:span text:style-name="T42">No exemplo, com </text:span><text:span text:style-name="T24">.style</text:span><text:span text:style-name="T42"> irá mudar o primeiro item da classe </text:span><text:span text:style-name="T24">classeDesejada</text:span><text:span text:style-name="T42"> , para background color vermelha (</text:span><text:span text:style-name="T24">red</text:span><text:span text:style-name="T42">)</text:span></text:p>
      <text:p text:style-name="P9"/>
      <text:p text:style-name="P12"><text:soft-page-break/>ATENÇÃO: Sempre pelo javascript mechendo em HTML e CSS, os IDs, classes, cores, TUDO tem que ser <text:span text:style-name="T30">‘entreAspas’</text:span>.</text:p>
      <text:p text:style-name="P11">RESUMO:</text:p>
      <text:p text:style-name="P11"><text:span text:style-name="T39">O </text:span><text:span text:style-name="Source_20_Text"><text:span text:style-name="T38">getElementById(id) </text:span></text:span><text:span text:style-name="T39">funciona de maneira diferente do </text:span><text:span text:style-name="Source_20_Text"><text:span text:style-name="T38">querySelector('#id') </text:span></text:span><text:span text:style-name="T39">, mas o resultado é o mesmo. Como dito no vídeo, o primeiro tem uma performance melhor, mas o segundo é mais flexível.</text:span></text:p>
      <text:p text:style-name="Standard"><text:span text:style-name="Strong_20_Emphasis"><text:span text:style-name="T35">Atenção! </text:span></text:span><text:span text:style-name="T39">Enquanto os </text:span><text:span text:style-name="Source_20_Text"><text:span text:style-name="T37">getElementsByClassName('ClassName') </text:span></text:span><text:span text:style-name="T39">e </text:span><text:span text:style-name="Source_20_Text"><text:span text:style-name="T37">getElementsByTagName('TagName') </text:span></text:span><text:span text:style-name="T39">retornam uma HTMLCollection, os </text:span><text:span text:style-name="Source_20_Text"><text:span text:style-name="T37">querySelectorAll('.ClassName') </text:span></text:span><text:span text:style-name="T39">e </text:span><text:span text:style-name="Source_20_Text"><text:span text:style-name="T37">querySelectorAll('TagName') </text:span></text:span><text:span text:style-name="T39"><text:s/></text:span><text:span text:style-name="T40">r</text:span><text:span text:style-name="T39">etornam uma NodeList.</text:span></text:p>
      <text:p text:style-name="Standard"><text:span text:style-name="T39"/></text:p>
      <text:p text:style-name="Standard"><text:span text:style-name="T39"/></text:p>
      <text:p text:style-name="P18"><text:span text:style-name="T39"/></text:p>
      <text:p text:style-name="P11"/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4:10:44.661509938</meta:creation-date>
    <dc:date>2021-05-26T17:50:48.029249559</dc:date>
    <meta:editing-duration>PT1H37M1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439" meta:character-count="3147" meta:non-whitespace-character-count="2727"/>
  </office:meta>
</office:document-meta>
</file>